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2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Noto Sans" fo:font-family="'Noto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Noto Sans" fo:font-family="'Noto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Noto Sans" fo:font-family="'Noto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Noto Sans" fo:font-family="'Noto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Noto Sans" fo:font-family="'Noto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Noto Sans" fo:font-family="'Noto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2" style:font-family-complex="'Noto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9T03:36:35.861513124</meta:creation-date>
    <dc:date>2022-06-19T03:39:29.607086056</dc:date>
    <meta:editing-duration>PT2M57S</meta:editing-duration>
    <meta:editing-cycles>1</meta:editing-cycles>
    <meta:document-statistic meta:object-count="24"/>
    <meta:generator>LibreOffice/7.3.4.2$Linux_X86_64 LibreOffice_project/30$Build-2</meta:generator>
  </office:meta>
</office:document-meta>
</file>